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fd7e"/>
    </style:style>
    <style:style style:name="P2" style:family="paragraph" style:parent-style-name="Standard">
      <style:text-properties officeooo:paragraph-rsid="002b6bcc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4" style:family="paragraph" style:parent-style-name="Standard">
      <style:text-properties officeooo:paragraph-rsid="002b6bcc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a88b" officeooo:paragraph-rsid="002da88b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officeooo:paragraph-rsid="002da88b"/>
    </style:style>
    <style:style style:name="P7" style:family="paragraph" style:parent-style-name="Preformatted_20_Text">
      <style:text-properties officeooo:rsid="002da88b" officeooo:paragraph-rsid="002da88b"/>
    </style:style>
    <style:style style:name="T1" style:family="text">
      <style:text-properties fo:font-size="22pt" officeooo:rsid="0017fe9d" style:font-size-asian="22pt" style:font-size-complex="22pt"/>
    </style:style>
    <style:style style:name="T2" style:family="text">
      <style:text-properties fo:font-size="22pt" officeooo:rsid="002da88b" style:font-size-asian="22pt" style:font-size-complex="22pt"/>
    </style:style>
    <style:style style:name="T3" style:family="text">
      <style:text-properties fo:color="#c9211e" loext:opacity="100%" fo:font-size="22pt" officeooo:rsid="002c20bb" fo:background-color="#ffff00" loext:char-shading-value="0" style:font-size-asian="22pt" style:font-size-complex="22pt"/>
    </style:style>
    <style:style style:name="T4" style:family="text">
      <style:text-properties officeooo:rsid="002da88b"/>
    </style:style>
    <style:style style:name="T5" style:family="text">
      <style:text-properties fo:font-size="28pt" officeooo:rsid="002da88b" style:font-size-asian="28pt" style:font-size-complex="28pt"/>
    </style:style>
    <style:style style:name="T6" style:family="text">
      <style:text-properties fo:font-size="24pt" officeooo:rsid="002b6bcc" style:font-size-asian="24pt" style:font-size-complex="24pt"/>
    </style:style>
    <style:style style:name="T7" style:family="text">
      <style:text-properties fo:font-size="24pt" officeooo:rsid="002da88b" style:font-size-asian="24pt" style:font-size-complex="24pt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a88b" style:font-name-asian="Liberation Mono" style:font-size-asian="22pt" style:font-name-complex="Liberation Mono" style:font-size-complex="22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a88b" style:font-name-asian="Liberation Mono" style:font-size-asian="18pt" style:font-name-complex="Liberation Mono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Susan Tedeschi</text:span><text:span text:style-name="T6"> – </text:span><text:span text:style-name="T7">You Need to Be With Me</text:span></text:p>
      <text:p text:style-name="P1"><text:span text:style-name="T1">Original key: </text:span><text:span text:style-name="T2">am</text:span><text:span text:style-name="T1"> <text:s text:c="3"/>Us: Same</text:span></text:p>
      <text:p text:style-name="P2"><text:span text:style-name="T3"/></text:p>
      <text:p text:style-name="P5">[INTRO]</text:p>
      <text:p text:style-name="P5">am | F9 E9 | am</text:p>
      <text:p text:style-name="P5"/>
      <text:p text:style-name="P5">[VERSE]</text:p>
      <text:p text:style-name="P6"><text:span text:style-name="T8">am | D | F9 E9 | am</text:span><text:span text:style-name="T10"> [2x]</text:span></text:p>
      <text:p text:style-name="P6"><text:span text:style-name="T10"><text:s text:c="24"/>[4x on guitar solo]</text:span></text:p>
      <text:p text:style-name="P6"><text:span text:style-name="T10"/></text:p>
      <text:p text:style-name="P7"><text:span text:style-name="T9">[CHORUS]</text:span></text:p>
      <text:p text:style-name="P6"><text:span text:style-name="T8">F9 E9 | am </text:span><text:span text:style-name="T10">[4x]</text:span></text:p>
      <text:p text:style-name="P6"><text:span text:style-name="T10"><text:s text:c="14"/>[10x last chorus]<text:line-break/> <text:s text:c="14"/>^^^ breaks on 6-10</text:span></text:p>
      <text:p text:style-name="P6"><text:span text:style-name="T10"><text:s text:c="13"/></text:span></text:p>
      <text:p text:style-name="P6"><text:span text:style-name="T10"><text:s text:c="14"/></text:span></text:p>
      <text:p text:style-name="P6"><text:span text:style-name="T10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0-08T22:09:19.256900656</dc:date>
    <meta:editing-duration>PT3H5M28S</meta:editing-duration>
    <meta:editing-cycles>3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2" meta:word-count="47" meta:character-count="278" meta:non-whitespace-character-count="157"/>
  </office:meta>
</office:document-meta>
</file>